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b88" officeooo:paragraph-rsid="000c7b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bre Writer Notes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07:45:03.412795405</meta:creation-date>
    <dc:date>2021-03-05T07:47:40.668839663</dc:date>
    <meta:editing-duration>PT2M43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6.1.5.2$Linux_ARM_EABI LibreOffice_project/10$Build-2</meta:generator>
  </office:meta>
</office:document-meta>
</file>